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Listener.foundStubCalledWithDifferentArgs( Invocation unused , InvocationMatcher unstubb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Listener.getStubbingInfo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ggingListener.indexOfNextPair( int collection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Listener.addOrderedList( List &lt; String &gt; target , List &lt; String &gt; add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Listener.foundUnstubbed( InvocationMatcher unstubb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Listener.foundUnusedStub( Invocation un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Listener.LoggingListener( boolean warnAboutUnstubb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